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78f8f" officeooo:paragraph-rsid="00078f8f"/>
    </style:style>
    <style:style style:name="P2" style:family="paragraph" style:parent-style-name="Text_20_body">
      <style:text-properties officeooo:rsid="000a9d21" officeooo:paragraph-rsid="000a9d21"/>
    </style:style>
    <style:style style:name="P3" style:family="paragraph" style:parent-style-name="Text_20_body">
      <style:text-properties officeooo:rsid="00113748" officeooo:paragraph-rsid="00113748"/>
    </style:style>
    <style:style style:name="P4" style:family="paragraph" style:parent-style-name="Text_20_body">
      <style:text-properties officeooo:rsid="0013519d" officeooo:paragraph-rsid="0013519d"/>
    </style:style>
    <style:style style:name="P5" style:family="paragraph" style:parent-style-name="Text_20_body">
      <style:text-properties officeooo:rsid="0013519d" officeooo:paragraph-rsid="00155dd0"/>
    </style:style>
    <style:style style:name="P6" style:family="paragraph" style:parent-style-name="Text_20_body">
      <style:text-properties officeooo:rsid="0013519d" officeooo:paragraph-rsid="0017c924"/>
    </style:style>
    <style:style style:name="P7" style:family="paragraph" style:parent-style-name="Text_20_body">
      <style:text-properties officeooo:rsid="0013519d" officeooo:paragraph-rsid="00187ac4"/>
    </style:style>
    <style:style style:name="P8" style:family="paragraph" style:parent-style-name="Text_20_body">
      <style:text-properties officeooo:rsid="0013519d" officeooo:paragraph-rsid="001995f4"/>
    </style:style>
    <style:style style:name="P9" style:family="paragraph" style:parent-style-name="Text_20_body">
      <style:text-properties officeooo:rsid="0013519d" officeooo:paragraph-rsid="0019cd45"/>
    </style:style>
    <style:style style:name="P10" style:family="paragraph" style:parent-style-name="Text_20_body">
      <style:text-properties fo:font-weight="bold" officeooo:rsid="00113748" officeooo:paragraph-rsid="00113748" style:font-weight-asian="bold" style:font-weight-complex="bold"/>
    </style:style>
    <style:style style:name="P11" style:family="paragraph" style:parent-style-name="Text_20_body">
      <style:text-properties fo:font-weight="bold" officeooo:rsid="00113748" officeooo:paragraph-rsid="00155dd0" style:font-weight-asian="bold" style:font-weight-complex="bold"/>
    </style:style>
    <style:style style:name="P12" style:family="paragraph" style:parent-style-name="Text_20_body">
      <style:text-properties fo:font-weight="bold" officeooo:rsid="00113748" officeooo:paragraph-rsid="0017c924" style:font-weight-asian="bold" style:font-weight-complex="bold"/>
    </style:style>
    <style:style style:name="P13" style:family="paragraph" style:parent-style-name="Text_20_body">
      <style:text-properties fo:font-weight="bold" officeooo:rsid="00113748" officeooo:paragraph-rsid="00187ac4" style:font-weight-asian="bold" style:font-weight-complex="bold"/>
    </style:style>
    <style:style style:name="P14" style:family="paragraph" style:parent-style-name="Text_20_body">
      <style:text-properties fo:font-weight="bold" officeooo:rsid="00113748" officeooo:paragraph-rsid="001995f4" style:font-weight-asian="bold" style:font-weight-complex="bold"/>
    </style:style>
    <style:style style:name="P15" style:family="paragraph" style:parent-style-name="Text_20_body">
      <style:text-properties fo:font-weight="bold" officeooo:rsid="00113748" officeooo:paragraph-rsid="0019cd45" style:font-weight-asian="bold" style:font-weight-complex="bold"/>
    </style:style>
    <style:style style:name="P16" style:family="paragraph" style:parent-style-name="Text_20_body">
      <style:text-properties officeooo:rsid="00155dd0" officeooo:paragraph-rsid="00155dd0"/>
    </style:style>
    <style:style style:name="P17" style:family="paragraph" style:parent-style-name="Text_20_body">
      <style:text-properties officeooo:rsid="00155dd0" officeooo:paragraph-rsid="0017c924"/>
    </style:style>
    <style:style style:name="P18" style:family="paragraph" style:parent-style-name="Text_20_body">
      <style:text-properties officeooo:rsid="00155dd0" officeooo:paragraph-rsid="00187ac4"/>
    </style:style>
    <style:style style:name="P19" style:family="paragraph" style:parent-style-name="Text_20_body">
      <style:text-properties officeooo:rsid="00155dd0" officeooo:paragraph-rsid="001995f4"/>
    </style:style>
    <style:style style:name="P20" style:family="paragraph" style:parent-style-name="Text_20_body">
      <style:text-properties officeooo:rsid="00155dd0" officeooo:paragraph-rsid="0019cd45"/>
    </style:style>
    <style:style style:name="P21" style:family="paragraph" style:parent-style-name="Text_20_body">
      <style:text-properties fo:font-weight="normal" officeooo:rsid="000f616f" officeooo:paragraph-rsid="000a9d21" style:font-weight-asian="normal" style:font-weight-complex="normal"/>
    </style:style>
    <style:style style:name="P22" style:family="paragraph" style:parent-style-name="Text_20_body">
      <style:text-properties fo:font-weight="normal" officeooo:rsid="000a9d21" officeooo:paragraph-rsid="000a9d21" style:font-weight-asian="normal" style:font-weight-complex="normal"/>
    </style:style>
    <style:style style:name="P23" style:family="paragraph" style:parent-style-name="Text_20_body">
      <style:text-properties officeooo:rsid="001995f4" officeooo:paragraph-rsid="001995f4"/>
    </style:style>
    <style:style style:name="P24" style:family="paragraph" style:parent-style-name="Title">
      <style:text-properties officeooo:rsid="00078f8f" officeooo:paragraph-rsid="00078f8f"/>
    </style:style>
    <style:style style:name="P25" style:family="paragraph" style:parent-style-name="Subtitle">
      <style:text-properties officeooo:rsid="0008d14f" officeooo:paragraph-rsid="0008d14f"/>
    </style:style>
    <style:style style:name="P26" style:family="paragraph" style:parent-style-name="Text_20_body">
      <style:text-properties officeooo:rsid="0019cd45" officeooo:paragraph-rsid="0019cd45"/>
    </style:style>
    <style:style style:name="P27" style:family="paragraph" style:parent-style-name="Text_20_body">
      <style:text-properties officeooo:rsid="001b8228" officeooo:paragraph-rsid="001d4ad4"/>
    </style:style>
    <style:style style:name="P28" style:family="paragraph" style:parent-style-name="Text_20_body">
      <style:text-properties officeooo:rsid="00155dd0" officeooo:paragraph-rsid="00155dd0"/>
    </style:style>
    <style:style style:name="P29" style:family="paragraph" style:parent-style-name="Text_20_body">
      <style:text-properties officeooo:rsid="001d3bf8" officeooo:paragraph-rsid="001d3bf8"/>
    </style:style>
    <style:style style:name="P30" style:family="paragraph" style:parent-style-name="Heading_20_3">
      <style:text-properties officeooo:rsid="00113748" officeooo:paragraph-rsid="00113748"/>
    </style:style>
    <style:style style:name="P31" style:family="paragraph" style:parent-style-name="Heading_20_3">
      <style:text-properties officeooo:rsid="0019cd45" officeooo:paragraph-rsid="0019cd45"/>
    </style:style>
    <style:style style:name="P32" style:family="paragraph" style:parent-style-name="Heading_20_3">
      <style:text-properties officeooo:rsid="00155dd0" officeooo:paragraph-rsid="00155dd0"/>
    </style:style>
    <style:style style:name="P33" style:family="paragraph" style:parent-style-name="Heading_20_3">
      <style:text-properties officeooo:rsid="00187ac4" officeooo:paragraph-rsid="00187ac4"/>
    </style:style>
    <style:style style:name="P34" style:family="paragraph" style:parent-style-name="Heading_20_3">
      <style:text-properties officeooo:rsid="00187ac4" officeooo:paragraph-rsid="0019cd45"/>
    </style:style>
    <style:style style:name="P35" style:family="paragraph" style:parent-style-name="Heading_20_3">
      <style:text-properties officeooo:rsid="0017c924" officeooo:paragraph-rsid="0017c924"/>
    </style:style>
    <style:style style:name="P36" style:family="paragraph" style:parent-style-name="Heading_20_3">
      <style:text-properties officeooo:rsid="001995f4" officeooo:paragraph-rsid="001995f4"/>
    </style:style>
    <style:style style:name="P37" style:family="paragraph" style:parent-style-name="Heading_20_1">
      <style:text-properties officeooo:rsid="00113748" officeooo:paragraph-rsid="00113748"/>
    </style:style>
    <style:style style:name="P38" style:family="paragraph" style:parent-style-name="Heading_20_1">
      <style:text-properties officeooo:rsid="001b8228" officeooo:paragraph-rsid="001b822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e2d9a"/>
    </style:style>
    <style:style style:name="T4" style:family="text">
      <style:text-properties officeooo:rsid="0012ef64"/>
    </style:style>
    <style:style style:name="T5" style:family="text">
      <style:text-properties officeooo:rsid="0017c924"/>
    </style:style>
    <style:style style:name="T6" style:family="text">
      <style:text-properties officeooo:rsid="00187ac4"/>
    </style:style>
    <style:style style:name="T7" style:family="text">
      <style:text-properties officeooo:rsid="001995f4"/>
    </style:style>
    <style:style style:name="T8" style:family="text">
      <style:text-properties officeooo:rsid="0019cd45"/>
    </style:style>
    <style:style style:name="T9" style:family="text">
      <style:text-properties officeooo:rsid="001b4f89"/>
    </style:style>
    <style:style style:name="T10" style:family="text">
      <style:text-properties officeooo:rsid="001d3bf8"/>
    </style:style>
    <style:style style:name="T11" style:family="text">
      <style:text-properties officeooo:rsid="001d4a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Max’s Totally Fake Instrument API</text:p>
      <text:p text:style-name="P1"/>
      <text:p text:style-name="P25">Summary</text:p>
      <text:p text:style-name="P2"><text:span text:style-name="T3">The industry leading totally fake instrument that will revolutionize the fake instrument industry. </text:span>All communication with the totally fake instrument is done over a raw TCP connection over the port <text:span text:style-name="T1">1987</text:span><text:span text:style-name="T2">. <text:s/></text:span></text:p>
      <text:p text:style-name="P21"/>
      <text:h text:style-name="P37" text:outline-level="1">API Commands</text:h>
      <text:h text:style-name="P30" text:outline-level="3">Ping</text:h>
      <text:p text:style-name="P10">Send</text:p>
      <text:p text:style-name="P3">#ping &lt;text string&gt;</text:p>
      <text:p text:style-name="P3"/>
      <text:p text:style-name="P10">Response</text:p>
      <text:p text:style-name="P3">!<text:span text:style-name="T4">ping &lt;text string&gt;</text:span></text:p>
      <text:p text:style-name="P3"/>
      <text:p text:style-name="P4">Description:</text:p>
      <text:p text:style-name="P4">The ping command allows you to verify that the device is accepting commands. <text:s/>The ping command takes a text string as its sole parameter and returns it on the response.</text:p>
      <text:p text:style-name="P4"/>
      <text:h text:style-name="P31" text:outline-level="3">Device Status</text:h>
      <text:p text:style-name="P15">Send</text:p>
      <text:p text:style-name="P20">#sta<text:span text:style-name="T8">tus</text:span></text:p>
      <text:p text:style-name="P20"/>
      <text:p text:style-name="P15">Response</text:p>
      <text:p text:style-name="P20">!<text:span text:style-name="T9">status</text:span> <text:span text:style-name="T9">&lt;status&gt;</text:span></text:p>
      <text:p text:style-name="P20"/>
      <text:p text:style-name="P9">Description:</text:p>
      <text:p text:style-name="P20">The device starts spinning at the given speed, to stop spinning provide a value of 0.</text:p>
      <text:h text:style-name="P32" text:outline-level="3"><text:soft-page-break/>Spin</text:h>
      <text:p text:style-name="P11">Send</text:p>
      <text:p text:style-name="P16">#startspin &lt;speed&gt;</text:p>
      <text:p text:style-name="P16"/>
      <text:p text:style-name="P11">Response</text:p>
      <text:p text:style-name="P16">!spinning &lt;speed&gt;</text:p>
      <text:p text:style-name="P16"/>
      <text:p text:style-name="P5">Description:</text:p>
      <text:p text:style-name="P16">The device starts spinning at the given speed <text:span text:style-name="T10">(in RPM)</text:span>, to stop spinning provide a value of 0.</text:p>
      <text:p text:style-name="P16"/>
      <text:p text:style-name="P29">Note:</text:p>
      <text:p text:style-name="P29">Max supported speed is 5000 rpm.</text:p>
      <text:h text:style-name="P33" text:outline-level="3">Get Spin Speed</text:h>
      <text:p text:style-name="P13">Send</text:p>
      <text:p text:style-name="P18">#<text:span text:style-name="T6">spinning</text:span></text:p>
      <text:p text:style-name="P18"/>
      <text:p text:style-name="P13">Response</text:p>
      <text:p text:style-name="P18">!spinning &lt;speed&gt;</text:p>
      <text:p text:style-name="P18"/>
      <text:p text:style-name="P7">Description:</text:p>
      <text:p text:style-name="P18">The device starts spinning at the given speed, to stop spinning provide a value of 0.</text:p>
      <text:h text:style-name="P35" text:outline-level="3"/>
      <text:h text:style-name="P35" text:outline-level="3">Set Temperature</text:h>
      <text:p text:style-name="P11">Send</text:p>
      <text:p text:style-name="P16">#<text:span text:style-name="T5">settemperature</text:span> &lt;<text:span text:style-name="T5">temp in Cº</text:span>&gt;</text:p>
      <text:p text:style-name="P16"/>
      <text:p text:style-name="P11">Response</text:p>
      <text:p text:style-name="P17">!<text:span text:style-name="T5">temperature</text:span> &lt;<text:span text:style-name="T5">temp in Cº</text:span>&gt;</text:p>
      <text:p text:style-name="P16"/>
      <text:p text:style-name="P5"><text:soft-page-break/>Description:</text:p>
      <text:p text:style-name="P16">The device starts <text:span text:style-name="T5">adjusting temperature to the temperature provided.</text:span></text:p>
      <text:p text:style-name="P16"/>
      <text:p text:style-name="P16"/>
      <text:h text:style-name="P35" text:outline-level="3">Get Temperature</text:h>
      <text:p text:style-name="P12">Send</text:p>
      <text:p text:style-name="P17">#<text:span text:style-name="T5">gettemperature</text:span></text:p>
      <text:p text:style-name="P17"/>
      <text:p text:style-name="P12">Response</text:p>
      <text:p text:style-name="P17">!<text:span text:style-name="T5">temperature</text:span> &lt;<text:span text:style-name="T5">temp in Cº</text:span>&gt;</text:p>
      <text:p text:style-name="P17"/>
      <text:p text:style-name="P6">Description:</text:p>
      <text:p text:style-name="P17">The ‘<text:span text:style-name="T5">current’ temperature of the device is returned.</text:span></text:p>
      <text:p text:style-name="P4"/>
      <text:h text:style-name="P36" text:outline-level="3">Get Experiments</text:h>
      <text:p text:style-name="P14">Send</text:p>
      <text:p text:style-name="P19">#<text:span text:style-name="T7">getexperiments</text:span></text:p>
      <text:p text:style-name="P19"/>
      <text:p text:style-name="P14">Response</text:p>
      <text:p text:style-name="P19">!<text:span text:style-name="T6">experiments &lt;comma delimited list of experiments&gt;</text:span></text:p>
      <text:p text:style-name="P19"/>
      <text:p text:style-name="P8">Description:</text:p>
      <text:p text:style-name="P23">Gets a list of experiments that can be run</text:p>
      <text:p text:style-name="P4"/>
      <text:h text:style-name="P33" text:outline-level="3">Start Experiment</text:h>
      <text:p text:style-name="P13">Send</text:p>
      <text:p text:style-name="P18">#<text:span text:style-name="T6">startexperiment &lt;experiment name&gt;</text:span></text:p>
      <text:p text:style-name="P18"/>
      <text:p text:style-name="P13">Response</text:p>
      <text:p text:style-name="P18"><text:soft-page-break/>!<text:span text:style-name="T6">experimentstarted &lt;experiment name&gt;</text:span></text:p>
      <text:p text:style-name="P18"/>
      <text:p text:style-name="P7">Description:</text:p>
      <text:p text:style-name="P23">Starts the given experiment</text:p>
      <text:h text:style-name="Heading_20_3" text:outline-level="3"/>
      <text:p text:style-name="P3"/>
      <text:h text:style-name="P34" text:outline-level="3"><text:span text:style-name="T8">Get</text:span> Experiment <text:span text:style-name="T8">Status</text:span></text:h>
      <text:p text:style-name="P15">Send</text:p>
      <text:p text:style-name="P20">#<text:span text:style-name="T6">experimentstatus</text:span></text:p>
      <text:p text:style-name="P20"/>
      <text:p text:style-name="P15">Response</text:p>
      <text:p text:style-name="P20">!<text:span text:style-name="T6">experimentstatus &lt;experiment progress as a percentage&gt;</text:span></text:p>
      <text:p text:style-name="P20"/>
      <text:p text:style-name="P9">Description:</text:p>
      <text:p text:style-name="P26">Check the current progress of the running experiment</text:p>
      <text:p text:style-name="P26"/>
      <text:p text:style-name="P26"/>
      <text:h text:style-name="P38" text:outline-level="1">Error Handling</text:h>
      <text:p text:style-name="P27">Error handling <text:span text:style-name="T11">is performed by sending back an error response in the following form</text:span></text:p>
      <text:p text:style-name="P27"/>
      <text:p text:style-name="P27"><text:span text:style-name="T11">!error &lt;error message&gt;</text:span></text:p>
      <text:p text:style-name="P3"/>
      <text:p text:style-name="P3"/>
      <text:p text:style-name="P3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21:36:06.663000000</meta:creation-date>
    <dc:date>2018-06-10T22:38:59.373000000</dc:date>
    <meta:editing-duration>PT14H57M58S</meta:editing-duration>
    <meta:editing-cycles>5</meta:editing-cycles>
    <meta:generator>LibreOffice/6.0.3.2$Windows_X86_64 LibreOffice_project/8f48d515416608e3a835360314dac7e47fd0b821</meta:generator>
    <meta:document-statistic meta:table-count="0" meta:image-count="0" meta:object-count="0" meta:page-count="4" meta:paragraph-count="72" meta:word-count="277" meta:character-count="1841" meta:non-whitespace-character-count="1633"/>
  </office:meta>
</office:document-meta>
</file>